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50c" officeooo:paragraph-rsid="000dc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 user on DjangoGirls</text:p>
      <text:p text:style-name="P1"/>
      <text:p text:style-name="P1">tigrons (ie default)</text:p>
      <text:p text:style-name="P1"><text:a xlink:type="simple" xlink:href="mailto:jibetfanny@gmail.com" text:style-name="Internet_20_link" text:visited-style-name="Visited_20_Internet_20_Link">jibetfanny@gmail.com</text:a></text:p>
      <text:p text:style-name="P1">DOBfrerots (sans maj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3:28:21.274556659</meta:creation-date>
    <dc:date>2018-03-30T13:49:54.174400805</dc:date>
    <meta:editing-duration>PT11M22S</meta:editing-duration>
    <meta:editing-cycles>1</meta:editing-cycles>
    <meta:document-statistic meta:table-count="0" meta:image-count="0" meta:object-count="0" meta:page-count="1" meta:paragraph-count="4" meta:word-count="11" meta:character-count="86" meta:non-whitespace-character-count="79"/>
    <meta:generator>LibreOffice/5.1.6.2$Linux_X86_64 LibreOffice_project/10m0$Build-2</meta:generator>
  </office:meta>
</office:document-meta>
</file>